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A0000005C116BC1B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Lucida Sans2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cm" style:rel-column-width="11566*"/>
    </style:style>
    <style:style style:name="Table1.C" style:family="table-column">
      <style:table-column-properties style:column-width="11cm" style:rel-column-width="42403*"/>
    </style:style>
    <style:style style:name="Table1.1" style:family="table-row">
      <style:table-row-properties fo:background-color="#66cc00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snovni_20_tekst">
      <style:text-properties fo:language="en" fo:country="US"/>
    </style:style>
    <style:style style:name="P2" style:family="paragraph" style:parent-style-name="Standard">
      <style:text-properties fo:language="en" fo:country="US" officeooo:rsid="000e7148" officeooo:paragraph-rsid="002b0d85"/>
    </style:style>
    <style:style style:name="P3" style:family="paragraph" style:parent-style-name="Table_20_Contents">
      <style:text-properties officeooo:rsid="0104921f" officeooo:paragraph-rsid="0104921f"/>
    </style:style>
    <style:style style:name="P4" style:family="paragraph" style:parent-style-name="Table_20_Contents">
      <style:paragraph-properties fo:text-align="start" style:justify-single-word="false"/>
      <style:text-properties officeooo:rsid="01107c84" officeooo:paragraph-rsid="01107c84"/>
    </style:style>
    <style:style style:name="P5" style:family="paragraph" style:parent-style-name="Heading_20_1">
      <style:text-properties officeooo:rsid="00ff4752" officeooo:paragraph-rsid="00ff4752"/>
    </style:style>
    <style:style style:name="P6" style:family="paragraph" style:parent-style-name="Heading_20_1">
      <style:text-properties style:rfc-language-tag="sr-Latn-RS" fo:language="sr" fo:script="Latn" fo:country="RS" officeooo:rsid="012087e1" officeooo:paragraph-rsid="012087e1"/>
    </style:style>
    <style:style style:name="P7" style:family="paragraph" style:parent-style-name="Heading_20_1">
      <style:text-properties officeooo:rsid="01230b66" officeooo:paragraph-rsid="01230b66"/>
    </style:style>
    <style:style style:name="P8" style:family="paragraph" style:parent-style-name="Heading_20_1">
      <style:text-properties officeooo:paragraph-rsid="01257295"/>
    </style:style>
    <style:style style:name="P9" style:family="paragraph" style:parent-style-name="Heading_20_1">
      <style:text-properties officeooo:rsid="0129f79b" officeooo:paragraph-rsid="0129f79b"/>
    </style:style>
    <style:style style:name="P10" style:family="paragraph" style:parent-style-name="Heading_20_1">
      <style:text-properties officeooo:rsid="0135fe55" officeooo:paragraph-rsid="0135fe55"/>
    </style:style>
    <style:style style:name="P11" style:family="paragraph" style:parent-style-name="Heading_20_1" style:master-page-name="">
      <style:paragraph-properties style:page-number="auto" fo:break-before="page"/>
      <style:text-properties officeooo:rsid="011f3573" officeooo:paragraph-rsid="011f3573"/>
    </style:style>
    <style:style style:name="P12" style:family="paragraph" style:parent-style-name="Subtitle">
      <style:text-properties fo:language="en" fo:country="US" officeooo:rsid="011da847" officeooo:paragraph-rsid="011da847"/>
    </style:style>
    <style:style style:name="P13" style:family="paragraph" style:parent-style-name="Title" style:master-page-name="">
      <loext:graphic-properties draw:fill="none" draw:fill-image-width="0cm" draw:fill-image-height="0cm"/>
      <style:paragraph-properties fo:margin-left="0.7cm" fo:margin-right="0.7cm" fo:margin-top="5.001cm" fo:margin-bottom="1cm" loext:contextual-spacing="false" fo:line-height="150%" fo:keep-together="always" fo:text-indent="0cm" style:auto-text-indent="false" style:page-number="auto" fo:break-before="page" style:shadow="none" text:number-lines="false" text:line-number="0">
        <style:tab-stops/>
      </style:paragraph-properties>
      <style:text-properties officeooo:rsid="011da847" officeooo:paragraph-rsid="011da847"/>
    </style:style>
    <style:style style:name="P14" style:family="paragraph" style:parent-style-name="_5b_Basic_20_Paragraph_5d_">
      <style:paragraph-properties fo:margin-left="0cm" fo:margin-right="0cm" fo:margin-top="0cm" fo:margin-bottom="0cm" loext:contextual-spacing="false" fo:line-height="120%" fo:text-align="end" style:justify-single-word="false" fo:text-indent="0cm" style:auto-text-indent="false" style:text-autospace="none" style:vertical-align="middle" style:writing-mode="lr-tb">
        <style:tab-stops>
          <style:tab-stop style:position="8.467cm" style:type="center"/>
          <style:tab-stop style:position="16.977cm" style:type="right"/>
        </style:tab-stops>
      </style:paragraph-properties>
    </style:style>
    <style:style style:name="P15" style:family="paragraph" style:parent-style-name="Heading_20_2">
      <style:text-properties officeooo:rsid="012087e1" officeooo:paragraph-rsid="012087e1"/>
    </style:style>
    <style:style style:name="P16" style:family="paragraph" style:parent-style-name="Heading_20_2">
      <style:text-properties officeooo:rsid="0122d5e1" officeooo:paragraph-rsid="0122d5e1"/>
    </style:style>
    <style:style style:name="P17" style:family="paragraph" style:parent-style-name="Heading_20_2">
      <style:text-properties officeooo:rsid="01230b66" officeooo:paragraph-rsid="01230b66"/>
    </style:style>
    <style:style style:name="P18" style:family="paragraph" style:parent-style-name="Heading_20_2">
      <style:text-properties officeooo:rsid="0123b1df" officeooo:paragraph-rsid="0123b1df"/>
    </style:style>
    <style:style style:name="P19" style:family="paragraph" style:parent-style-name="Heading_20_2">
      <style:text-properties officeooo:rsid="01257295" officeooo:paragraph-rsid="01257295"/>
    </style:style>
    <style:style style:name="P20" style:family="paragraph" style:parent-style-name="Heading_20_2">
      <style:text-properties officeooo:paragraph-rsid="01265fe8"/>
    </style:style>
    <style:style style:name="P21" style:family="paragraph" style:parent-style-name="Heading_20_2">
      <style:text-properties officeooo:rsid="0128381c" officeooo:paragraph-rsid="0128381c"/>
    </style:style>
    <style:style style:name="P22" style:family="paragraph" style:parent-style-name="Heading_20_2">
      <style:text-properties officeooo:rsid="012bd2d3" officeooo:paragraph-rsid="012bd2d3"/>
    </style:style>
    <style:style style:name="P23" style:family="paragraph" style:parent-style-name="Heading_20_2">
      <style:text-properties officeooo:rsid="012c45ec" officeooo:paragraph-rsid="012c45ec"/>
    </style:style>
    <style:style style:name="P24" style:family="paragraph" style:parent-style-name="Heading_20_2">
      <style:text-properties officeooo:paragraph-rsid="01323711"/>
    </style:style>
    <style:style style:name="P25" style:family="paragraph" style:parent-style-name="Heading_20_2">
      <style:text-properties officeooo:rsid="01329486" officeooo:paragraph-rsid="01329486"/>
    </style:style>
    <style:style style:name="P26" style:family="paragraph" style:parent-style-name="Heading_20_2">
      <style:text-properties officeooo:rsid="0135fe55" officeooo:paragraph-rsid="0135fe55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ource_20_Code">
      <style:text-properties officeooo:rsid="0122d5e1" officeooo:paragraph-rsid="0122d5e1"/>
    </style:style>
    <style:style style:name="P30" style:family="paragraph" style:parent-style-name="Source_20_Code">
      <style:text-properties officeooo:rsid="01230b66" officeooo:paragraph-rsid="01230b66"/>
    </style:style>
    <style:style style:name="P31" style:family="paragraph" style:parent-style-name="Source_20_Code">
      <style:text-properties officeooo:rsid="0125b503" officeooo:paragraph-rsid="0125b503"/>
    </style:style>
    <style:style style:name="P32" style:family="paragraph" style:parent-style-name="Source_20_Code">
      <style:text-properties officeooo:rsid="01265fe8" officeooo:paragraph-rsid="01265fe8"/>
    </style:style>
    <style:style style:name="P33" style:family="paragraph" style:parent-style-name="Source_20_Code">
      <style:text-properties officeooo:rsid="0128381c" officeooo:paragraph-rsid="0128381c"/>
    </style:style>
    <style:style style:name="P34" style:family="paragraph" style:parent-style-name="Source_20_Code">
      <style:text-properties officeooo:rsid="012c45ec" officeooo:paragraph-rsid="012c45ec"/>
    </style:style>
    <style:style style:name="P35" style:family="paragraph" style:parent-style-name="Source_20_Code">
      <style:text-properties officeooo:rsid="0130901b" officeooo:paragraph-rsid="0130901b"/>
    </style:style>
    <style:style style:name="P36" style:family="paragraph" style:parent-style-name="Source_20_Code">
      <style:text-properties officeooo:rsid="01323711" officeooo:paragraph-rsid="01323711"/>
    </style:style>
    <style:style style:name="P37" style:family="paragraph" style:parent-style-name="Source_20_Code">
      <style:text-properties officeooo:rsid="0135fe55" officeooo:paragraph-rsid="0135fe55"/>
    </style:style>
    <style:style style:name="P38" style:family="paragraph" style:parent-style-name="Text_20_body">
      <style:text-properties officeooo:paragraph-rsid="011f8c19"/>
    </style:style>
    <style:style style:name="P39" style:family="paragraph" style:parent-style-name="Text_20_body">
      <style:text-properties style:rfc-language-tag="sr-Latn-RS" fo:language="sr" fo:script="Latn" fo:country="RS" officeooo:rsid="012087e1" officeooo:paragraph-rsid="012087e1"/>
    </style:style>
    <style:style style:name="P40" style:family="paragraph" style:parent-style-name="Text_20_body">
      <style:text-properties officeooo:rsid="0121910e" officeooo:paragraph-rsid="0121910e"/>
    </style:style>
    <style:style style:name="P41" style:family="paragraph" style:parent-style-name="Text_20_body">
      <style:text-properties officeooo:rsid="0122d5e1" officeooo:paragraph-rsid="0122d5e1"/>
    </style:style>
    <style:style style:name="P42" style:family="paragraph" style:parent-style-name="Text_20_body">
      <style:text-properties officeooo:rsid="01230b66" officeooo:paragraph-rsid="01230b66"/>
    </style:style>
    <style:style style:name="P43" style:family="paragraph" style:parent-style-name="Text_20_body">
      <style:text-properties officeooo:rsid="01230b66" officeooo:paragraph-rsid="0123b1df"/>
    </style:style>
    <style:style style:name="P44" style:family="paragraph" style:parent-style-name="Text_20_body">
      <style:text-properties officeooo:rsid="0123b1df" officeooo:paragraph-rsid="0123b1df"/>
    </style:style>
    <style:style style:name="P45" style:family="paragraph" style:parent-style-name="Text_20_body">
      <style:text-properties officeooo:rsid="0123b1df" officeooo:paragraph-rsid="0123b325"/>
    </style:style>
    <style:style style:name="P46" style:family="paragraph" style:parent-style-name="Text_20_body">
      <style:text-properties officeooo:rsid="01257295" officeooo:paragraph-rsid="01257295"/>
    </style:style>
    <style:style style:name="P47" style:family="paragraph" style:parent-style-name="Text_20_body">
      <style:text-properties officeooo:rsid="0125b503" officeooo:paragraph-rsid="0125b503"/>
    </style:style>
    <style:style style:name="P48" style:family="paragraph" style:parent-style-name="Text_20_body" style:list-style-name="L5">
      <style:text-properties officeooo:rsid="0125b503" officeooo:paragraph-rsid="0125b503"/>
    </style:style>
    <style:style style:name="P49" style:family="paragraph" style:parent-style-name="Text_20_body">
      <style:text-properties officeooo:paragraph-rsid="01265fe8"/>
    </style:style>
    <style:style style:name="P50" style:family="paragraph" style:parent-style-name="Text_20_body">
      <style:text-properties officeooo:rsid="01265fe8" officeooo:paragraph-rsid="01265fe8"/>
    </style:style>
    <style:style style:name="P51" style:family="paragraph" style:parent-style-name="Text_20_body">
      <style:text-properties officeooo:rsid="0127c8f0" officeooo:paragraph-rsid="0127c8f0"/>
    </style:style>
    <style:style style:name="P52" style:family="paragraph" style:parent-style-name="Text_20_body" style:list-style-name="L6">
      <style:text-properties officeooo:rsid="0127c8f0" officeooo:paragraph-rsid="0127c8f0"/>
    </style:style>
    <style:style style:name="P53" style:family="paragraph" style:parent-style-name="Text_20_body">
      <style:text-properties officeooo:rsid="0128381c" officeooo:paragraph-rsid="0128381c"/>
    </style:style>
    <style:style style:name="P54" style:family="paragraph" style:parent-style-name="Text_20_body" style:list-style-name="L7">
      <style:text-properties officeooo:rsid="0128381c" officeooo:paragraph-rsid="0128381c"/>
    </style:style>
    <style:style style:name="P55" style:family="paragraph" style:parent-style-name="Text_20_body">
      <style:text-properties officeooo:rsid="012bd2d3" officeooo:paragraph-rsid="012bd2d3"/>
    </style:style>
    <style:style style:name="P56" style:family="paragraph" style:parent-style-name="Text_20_body">
      <style:text-properties officeooo:rsid="012bd2d3" officeooo:paragraph-rsid="012c45ec"/>
    </style:style>
    <style:style style:name="P57" style:family="paragraph" style:parent-style-name="Text_20_body">
      <style:text-properties fo:language="en" fo:country="US" officeooo:rsid="012c45ec" officeooo:paragraph-rsid="012c45ec"/>
    </style:style>
    <style:style style:name="P58" style:family="paragraph" style:parent-style-name="Text_20_body" style:list-style-name="L8">
      <style:text-properties fo:language="en" fo:country="US" officeooo:rsid="012c45ec" officeooo:paragraph-rsid="012c45ec"/>
    </style:style>
    <style:style style:name="P59" style:family="paragraph" style:parent-style-name="Text_20_body">
      <style:text-properties officeooo:rsid="012c45ec" officeooo:paragraph-rsid="012c45ec"/>
    </style:style>
    <style:style style:name="P60" style:family="paragraph" style:parent-style-name="Text_20_body" style:list-style-name="L9">
      <style:text-properties officeooo:rsid="012c45ec" officeooo:paragraph-rsid="012c45ec"/>
    </style:style>
    <style:style style:name="P61" style:family="paragraph" style:parent-style-name="Text_20_body">
      <style:text-properties officeooo:rsid="012e1bd2" officeooo:paragraph-rsid="012e1bd2"/>
    </style:style>
    <style:style style:name="P62" style:family="paragraph" style:parent-style-name="Text_20_body">
      <style:text-properties officeooo:rsid="0130901b" officeooo:paragraph-rsid="0130901b"/>
    </style:style>
    <style:style style:name="P63" style:family="paragraph" style:parent-style-name="Text_20_body" style:list-style-name="L10">
      <style:text-properties officeooo:rsid="0130901b" officeooo:paragraph-rsid="0130901b"/>
    </style:style>
    <style:style style:name="P64" style:family="paragraph" style:parent-style-name="Text_20_body">
      <style:text-properties officeooo:rsid="01323711" officeooo:paragraph-rsid="01323711"/>
    </style:style>
    <style:style style:name="P65" style:family="paragraph" style:parent-style-name="Text_20_body" style:list-style-name="L11">
      <style:text-properties officeooo:rsid="01323711" officeooo:paragraph-rsid="01323711"/>
    </style:style>
    <style:style style:name="P66" style:family="paragraph" style:parent-style-name="Text_20_body">
      <style:text-properties officeooo:rsid="01341c9a" officeooo:paragraph-rsid="01341c9a"/>
    </style:style>
    <style:style style:name="P67" style:family="paragraph" style:parent-style-name="Text_20_body">
      <style:text-properties officeooo:rsid="01357a5a" officeooo:paragraph-rsid="01357a5a"/>
    </style:style>
    <style:style style:name="P68" style:family="paragraph" style:parent-style-name="Text_20_body">
      <style:text-properties officeooo:rsid="01357a5a" officeooo:paragraph-rsid="0135fe55"/>
    </style:style>
    <style:style style:name="P69" style:family="paragraph" style:parent-style-name="Text_20_body" style:list-style-name="L12">
      <style:text-properties officeooo:rsid="0135fe55" officeooo:paragraph-rsid="0135fe55"/>
    </style:style>
    <style:style style:name="P70" style:family="paragraph" style:parent-style-name="Text_20_body">
      <style:text-properties officeooo:rsid="0135fe55" officeooo:paragraph-rsid="0135fe55"/>
    </style:style>
    <style:style style:name="P71" style:family="paragraph" style:parent-style-name="Text_20_body" style:list-style-name="L13">
      <style:text-properties officeooo:rsid="0135fe55" officeooo:paragraph-rsid="0135fe55"/>
    </style:style>
    <style:style style:name="P72" style:family="paragraph">
      <loext:graphic-properties draw:fill="none" draw:fill-color="#aecf00"/>
      <style:paragraph-properties fo:text-align="center"/>
    </style:style>
    <style:style style:name="P73" style:family="paragraph">
      <loext:graphic-properties draw:fill-color="#66cc00"/>
      <style:paragraph-properties fo:text-align="center"/>
    </style:style>
    <style:style style:name="P74" style:family="paragraph">
      <loext:graphic-properties draw:fill-color="#eeeeee"/>
      <style:paragraph-properties fo:text-align="center"/>
    </style:style>
    <style:style style:name="P75" style:family="paragraph">
      <loext:graphic-properties draw:fill="none" draw:fill-color="#ffffff" draw:opacity="0%"/>
      <style:text-properties style:font-name="Titillium Lt1"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1f3573"/>
    </style:style>
    <style:style style:name="T3" style:family="text">
      <style:text-properties fo:language="en" fo:country="US" officeooo:rsid="012c45ec"/>
    </style:style>
    <style:style style:name="T4" style:family="text">
      <style:text-properties fo:language="en" fo:country="US" officeooo:rsid="01323711"/>
    </style:style>
    <style:style style:name="T5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T6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T7" style:family="text">
      <style:text-properties officeooo:rsid="011f3573"/>
    </style:style>
    <style:style style:name="T8" style:family="text">
      <style:text-properties fo:language="sr" fo:country="RS" officeooo:rsid="011f3573"/>
    </style:style>
    <style:style style:name="T9" style:family="text">
      <style:text-properties style:rfc-language-tag="sr-Latn-RS" fo:language="sr" fo:script="Latn" fo:country="RS"/>
    </style:style>
    <style:style style:name="T10" style:family="text">
      <style:text-properties style:rfc-language-tag="sr-Latn-RS" fo:language="sr" fo:script="Latn" fo:country="RS" officeooo:rsid="011f3573"/>
    </style:style>
    <style:style style:name="T11" style:family="text">
      <style:text-properties style:rfc-language-tag="sr-Latn-RS" fo:language="sr" fo:script="Latn" fo:country="RS" officeooo:rsid="011f8c19"/>
    </style:style>
    <style:style style:name="T12" style:family="text">
      <style:text-properties style:rfc-language-tag="sr-Latn-RS" fo:language="sr" fo:script="Latn" fo:country="RS" officeooo:rsid="01323711"/>
    </style:style>
    <style:style style:name="T13" style:family="text">
      <style:text-properties officeooo:rsid="011f8c19"/>
    </style:style>
    <style:style style:name="T14" style:family="text">
      <style:text-properties officeooo:rsid="01230b66"/>
    </style:style>
    <style:style style:name="T15" style:family="text">
      <style:text-properties officeooo:rsid="0123b1df"/>
    </style:style>
    <style:style style:name="T16" style:family="text">
      <style:text-properties officeooo:rsid="0124072a"/>
    </style:style>
    <style:style style:name="T17" style:family="text">
      <style:text-properties officeooo:rsid="01257295"/>
    </style:style>
    <style:style style:name="T18" style:family="text">
      <style:text-properties officeooo:rsid="01265fe8"/>
    </style:style>
    <style:style style:name="T19" style:family="text">
      <style:text-properties officeooo:rsid="01323711"/>
    </style:style>
    <style:style style:name="T20" style:family="text">
      <style:text-properties officeooo:rsid="01357a5a"/>
    </style:style>
    <style:style style:name="T21" style:family="text">
      <style:text-properties officeooo:rsid="0135fe55"/>
    </style:style>
    <style:style style:name="T22" style:family="text">
      <style:text-properties officeooo:rsid="01374514"/>
    </style:style>
    <style:style style:name="T23" style:family="text">
      <style:text-properties officeooo:rsid="0138efca"/>
    </style:style>
    <style:style style:name="T24" style:family="text">
      <style:text-properties style:font-name="Liberation Sans" fo:language="en" fo:country="US"/>
    </style:style>
    <style:style style:name="T25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66cc00" draw:marker-start-width="0.429cm" draw:marker-end-width="0.429cm" draw:fill="none" draw:fill-color="#aecf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8cm" svg:stroke-color="#00cc00" draw:marker-start-width="0.379cm" draw:marker-end-width="0.379cm" draw:fill-color="#66cc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8cm" svg:stroke-color="#eeeeee" draw:marker-start-width="0.379cm" draw:marker-end-width="0.379cm" draw:fill-color="#eeeee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ffffff" draw:fill="none" draw:fill-color="#ffffff" draw:opacity="0%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SPLAY RGB 8X6 API (APPLICATION PROGRAMMING INTERFACE) <text:s/></text:p>
      <text:p text:style-name="P12">Version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<text:a xlink:type="simple" xlink:href="#__RefHeading___Toc1664_118771661" text:style-name="Index_20_Link" text:visited-style-name="Index_20_Link">1. Introduction<text:tab/>3</text:a></text:p>
          <text:p text:style-name="P27"><text:a xlink:type="simple" xlink:href="#__RefHeading___Toc762_129438922" text:style-name="Index_20_Link" text:visited-style-name="Index_20_Link">2. Functions to read version of the library of functions<text:tab/>4</text:a></text:p>
          <text:p text:style-name="P28"><text:a xlink:type="simple" xlink:href="#__RefHeading___Toc764_129438922" text:style-name="Index_20_Link" text:visited-style-name="Index_20_Link">2.1. Get version as number<text:tab/>4</text:a></text:p>
          <text:p text:style-name="P28"><text:a xlink:type="simple" xlink:href="#__RefHeading___Toc766_129438922" text:style-name="Index_20_Link" text:visited-style-name="Index_20_Link">2.2. Get version as text<text:tab/>4</text:a></text:p>
          <text:p text:style-name="P27"><text:a xlink:type="simple" xlink:href="#__RefHeading___Toc859_129438922" text:style-name="Index_20_Link" text:visited-style-name="Index_20_Link">3. API status codes<text:tab/>5</text:a></text:p>
          <text:p text:style-name="P27"><text:a xlink:type="simple" xlink:href="#__RefHeading___Toc861_129438922" text:style-name="Index_20_Link" text:visited-style-name="Index_20_Link">4. Functions for the initialization of communication<text:tab/>6</text:a></text:p>
          <text:p text:style-name="P28"><text:a xlink:type="simple" xlink:href="#__RefHeading___Toc863_129438922" text:style-name="Index_20_Link" text:visited-style-name="Index_20_Link">4.1. Display connection<text:tab/>6</text:a></text:p>
          <text:p text:style-name="P28"><text:a xlink:type="simple" xlink:href="#__RefHeading___Toc865_129438922" text:style-name="Index_20_Link" text:visited-style-name="Index_20_Link">4.2. Display disconnection<text:tab/>6</text:a></text:p>
          <text:p text:style-name="P27"><text:a xlink:type="simple" xlink:href="#__RefHeading___Toc867_129438922" text:style-name="Index_20_Link" text:visited-style-name="Index_20_Link">5. Display setup<text:tab/>7</text:a></text:p>
          <text:p text:style-name="P28"><text:a xlink:type="simple" xlink:href="#__RefHeading___Toc869_129438922" text:style-name="Index_20_Link" text:visited-style-name="Index_20_Link">5.1. Set display configuration<text:tab/>7</text:a></text:p>
          <text:p text:style-name="P28"><text:a xlink:type="simple" xlink:href="#__RefHeading___Toc871_129438922" text:style-name="Index_20_Link" text:visited-style-name="Index_20_Link">5.2. Get display configuration<text:tab/>7</text:a></text:p>
          <text:p text:style-name="P28"><text:a xlink:type="simple" xlink:href="#__RefHeading___Toc873_129438922" text:style-name="Index_20_Link" text:visited-style-name="Index_20_Link">5.3. Get display versions<text:tab/>7</text:a></text:p>
          <text:p text:style-name="P27"><text:a xlink:type="simple" xlink:href="#__RefHeading___Toc875_129438922" text:style-name="Index_20_Link" text:visited-style-name="Index_20_Link">6. Functions for display data manipulation<text:tab/>9</text:a></text:p>
          <text:p text:style-name="P28"><text:a xlink:type="simple" xlink:href="#__RefHeading___Toc877_129438922" text:style-name="Index_20_Link" text:visited-style-name="Index_20_Link">6.1. Set default color<text:tab/>9</text:a></text:p>
          <text:p text:style-name="P28"><text:a xlink:type="simple" xlink:href="#__RefHeading___Toc879_129438922" text:style-name="Index_20_Link" text:visited-style-name="Index_20_Link">6.2. Get default color<text:tab/>9</text:a></text:p>
          <text:p text:style-name="P28"><text:a xlink:type="simple" xlink:href="#__RefHeading___Toc881_129438922" text:style-name="Index_20_Link" text:visited-style-name="Index_20_Link">6.3. Upload bitmap file<text:tab/>9</text:a></text:p>
          <text:p text:style-name="P28"><text:a xlink:type="simple" xlink:href="#__RefHeading___Toc883_129438922" text:style-name="Index_20_Link" text:visited-style-name="Index_20_Link">6.4. Upload display monochromatic data<text:tab/>10</text:a></text:p>
          <text:p text:style-name="P28"><text:a xlink:type="simple" xlink:href="#__RefHeading___Toc885_129438922" text:style-name="Index_20_Link" text:visited-style-name="Index_20_Link">6.5. Upload display RGB data<text:tab/>10</text:a></text:p>
          <text:p text:style-name="P27"><text:a xlink:type="simple" xlink:href="#__RefHeading___Toc887_129438922" text:style-name="Index_20_Link" text:visited-style-name="Index_20_Link">7. Special functions<text:tab/>11</text:a></text:p>
          <text:p text:style-name="P28"><text:a xlink:type="simple" xlink:href="#__RefHeading___Toc889_129438922" text:style-name="Index_20_Link" text:visited-style-name="Index_20_Link">7.1. Set relay state<text:tab/>11</text:a></text:p>
          <text:p text:style-name="P27"><text:a xlink:type="simple" xlink:href="#__RefHeading___Toc1666_118771661" text:style-name="Index_20_Link" text:visited-style-name="Index_20_Link">Revision history<text:tab/>12</text:a></text:p>
        </text:index-body>
      </text:table-of-content>
      <text:p text:style-name="P2"/>
      <text:list xml:id="list651953134359376575" text:style-name="Outline">
        <text:list-item>
          <text:h text:style-name="P11" text:outline-level="1"><text:bookmark-start text:name="__RefHeading___Toc1664_118771661"/>1. Introduction<text:bookmark-end text:name="__RefHeading___Toc1664_118771661"/></text:h>
        </text:list-item>
      </text:list>
      <text:p text:style-name="P38"><text:span text:style-name="T8">Т</text:span><text:span text:style-name="T7">he device consists of several modules with RGB matrix of 8 </text:span><text:span text:style-name="T2">x</text:span><text:span text:style-name="T7"> 6 pixels. </text:span><text:span text:style-name="T10">N</text:span><text:span text:style-name="T7">umber of modules is determined by the number of rows and number of modules in one row. </text:span></text:p>
      <text:p text:style-name="P38"><text:span text:style-name="T13">This document explains how to use functions </text:span><text:span text:style-name="T11">for work with display.</text:span><text:span text:style-name="T13"> </text:span></text:p>
      <text:list xml:id="list132757781534460" text:continue-numbering="true" text:style-name="Outline">
        <text:list-item>
          <text:h text:style-name="P6" text:outline-level="1"><text:bookmark-start text:name="__RefHeading___Toc762_129438922"/>2. Functions to read version of the library of functions<text:bookmark-end text:name="__RefHeading___Toc762_129438922"/></text:h>
        </text:list-item>
      </text:list>
      <text:p text:style-name="P39">These functions gives the version of <text:s/>library of API functions. The format of this version is X.<text:span text:style-name="T1">Y, where X is major version, and Y is minor version.</text:span></text:p>
      <text:list xml:id="list132757490232608" text:continue-numbering="true" text:style-name="Outline">
        <text:list-item>
          <text:list>
            <text:list-item>
              <text:h text:style-name="P15" text:outline-level="2"><text:bookmark-start text:name="__RefHeading___Toc764_129438922"/>2.1. Get version as number<text:bookmark-end text:name="__RefHeading___Toc764_129438922"/></text:h>
            </text:list-item>
          </text:list>
        </text:list-item>
      </text:list>
      <text:p text:style-name="P40">Function returns value of version as number. </text:p>
      <text:p text:style-name="P40">Function declaration (C language)</text:p>
      <text:p text:style-name="Source_20_Code">uint32_t GetDllVersion(void);</text:p>
      <text:p text:style-name="P41">Lowest byte (first byte) <text:s/>is major version, and second byte is minor version.</text:p>
      <text:list xml:id="list132757524305890" text:continue-numbering="true" text:style-name="Outline">
        <text:list-item>
          <text:list>
            <text:list-item>
              <text:h text:style-name="P16" text:outline-level="2"><text:bookmark-start text:name="__RefHeading___Toc766_129438922"/>2.2. Get version as text<text:bookmark-end text:name="__RefHeading___Toc766_129438922"/></text:h>
            </text:list-item>
          </text:list>
        </text:list-item>
      </text:list>
      <text:p text:style-name="P41">Function returns pointer to array of characters, which represents the version.</text:p>
      <text:p text:style-name="P41">Function declaration (C language)</text:p>
      <text:p text:style-name="P29">const char* GetDllVersionStr(void);</text:p>
      <text:p text:style-name="P41">Array of characters represents version in format X.Y (for example “1.5”)</text:p>
      <text:list xml:id="list132756731015607" text:continue-numbering="true" text:style-name="Outline">
        <text:list-item>
          <text:h text:style-name="P7" text:outline-level="1"><text:bookmark-start text:name="__RefHeading___Toc859_129438922"/>3. API status codes<text:bookmark-end text:name="__RefHeading___Toc859_129438922"/></text:h>
        </text:list-item>
      </text:list>
      <text:p text:style-name="P42">These are the codes that the functions return.</text:p>
      <text:p text:style-name="P30">typedef enum IN_DISP_ERROR_CODES</text:p>
      <text:p text:style-name="P30">{</text:p>
      <text:p text:style-name="P30"><text:tab/>IN_DISP_OK = 0,</text:p>
      <text:p text:style-name="P30"><text:tab/>IN_DISP_COMMUNICATION_ERROR = 0x01,</text:p>
      <text:p text:style-name="P30"/>
      <text:p text:style-name="P30"><text:tab/>IN_DISP_COMMUNICATION_BREAK = 0x50,</text:p>
      <text:p text:style-name="P30"><text:tab/>IN_DISP_NO_MEMORY_ERROR = 0x51,</text:p>
      <text:p text:style-name="P30"><text:tab/>IN_DISP_CAN_NOT_OPEN_DISPLAY = 0x52,</text:p>
      <text:p text:style-name="P30"><text:tab/>IN_DISP_DISPLAY_NOT_SUPPORTED = 0x53,</text:p>
      <text:p text:style-name="P30"><text:tab/>IN_DISP_DISPLAY_OPENING_ERROR = 0x54,</text:p>
      <text:p text:style-name="P30"><text:tab/>IN_DISP_DISPLAY_PORT_NOT_OPENED = 0x55,</text:p>
      <text:p text:style-name="P30"><text:tab/>IN_DISP_CANT_CLOSE_DISPLAY_PORT = 0x56,</text:p>
      <text:p text:style-name="P30"/>
      <text:p text:style-name="P30"><text:tab/>IN_DISP_DEVICE_WRONG_HANDLE = 0x100,</text:p>
      <text:p text:style-name="P30"><text:tab/>IN_DISP_DEVICE_INDEX_OUT_OF_BOUND,</text:p>
      <text:p text:style-name="P30"><text:tab/>IN_DISP_DEVICE_ALREADY_OPENED,</text:p>
      <text:p text:style-name="P30"><text:tab/>IN_DISP_DEVICE_ALREADY_CLOSED,</text:p>
      <text:p text:style-name="P30"/>
      <text:p text:style-name="P30"><text:tab/>FILE_OPEN_ERROR = 0x300,</text:p>
      <text:p text:style-name="P30"><text:tab/>FILE_READING_ERROR,</text:p>
      <text:p text:style-name="P30"><text:tab/>FILE_MAX_LENGTH_EXCEEDED,</text:p>
      <text:p text:style-name="P30"><text:tab/>FILE_CONTENT_ERROR,</text:p>
      <text:p text:style-name="P30"/>
      <text:p text:style-name="P30"><text:tab/>BMP_DATA_WRONG_LENGTH,</text:p>
      <text:p text:style-name="P30"/>
      <text:p text:style-name="P30">}IN_DISP_STATUS;</text:p>
      <text:list xml:id="list132756029889137" text:continue-numbering="true" text:style-name="Outline">
        <text:list-item>
          <text:h text:style-name="P7" text:outline-level="1"><text:bookmark-start text:name="__RefHeading___Toc861_129438922"/>4. Functions for the initialization <text:span text:style-name="T16">of </text:span>communication <text:bookmark-end text:name="__RefHeading___Toc861_129438922"/></text:h>
        </text:list-item>
      </text:list>
      <text:p text:style-name="P42">Functions for connection and disconnection of display to the USB port.</text:p>
      <text:list xml:id="list132757934425842" text:continue-numbering="true" text:style-name="Outline">
        <text:list-item>
          <text:list>
            <text:list-item>
              <text:h text:style-name="P17" text:outline-level="2"><text:bookmark-start text:name="__RefHeading___Toc863_129438922"/>4.1. Display connection<text:bookmark-end text:name="__RefHeading___Toc863_129438922"/></text:h>
            </text:list-item>
          </text:list>
        </text:list-item>
      </text:list>
      <text:p text:style-name="P42">This function opens the USB communication port, and establishes communication with display.</text:p>
      <text:p text:style-name="P43">Function declaration (C language)</text:p>
      <text:p text:style-name="Source_20_Code">IN_DISP_STATUS DisplayOpen(void);</text:p>
      <text:p text:style-name="P45">If operation is successful, then function returns code <text:span text:style-name="T14">IN_DISP_OK. In other cases returns error code.</text:span> </text:p>
      <text:list xml:id="list132757645983946" text:continue-numbering="true" text:style-name="Outline">
        <text:list-item>
          <text:list>
            <text:list-item>
              <text:h text:style-name="P18" text:outline-level="2"><text:bookmark-start text:name="__RefHeading___Toc865_129438922"/>4.2. Display disconnection<text:bookmark-end text:name="__RefHeading___Toc865_129438922"/></text:h>
            </text:list-item>
          </text:list>
        </text:list-item>
      </text:list>
      <text:p text:style-name="P44">This function closes the USB communication port if they already opened.</text:p>
      <text:p text:style-name="P45">Function declaration (C language)</text:p>
      <text:p text:style-name="Source_20_Code">IN_DISP_STATUS DisplayClose(void); </text:p>
      <text:p text:style-name="P45">If operation is successful, then function returns code <text:span text:style-name="T14">IN_DISP_OK. In other cases returns error code.</text:span> </text:p>
      <text:p text:style-name="P45"/>
      <text:list xml:id="list132757883453832" text:continue-numbering="true" text:style-name="Outline">
        <text:list-item>
          <text:h text:style-name="P8" text:outline-level="1"><text:bookmark-start text:name="__RefHeading___Toc867_129438922"/><text:span text:style-name="T17">5. Display setup</text:span><text:bookmark-end text:name="__RefHeading___Toc867_129438922"/></text:h>
        </text:list-item>
      </text:list>
      <text:p text:style-name="P46">These functions are used for display parameters setting. </text:p>
      <text:list xml:id="list132757162774053" text:continue-numbering="true" text:style-name="Outline">
        <text:list-item>
          <text:list>
            <text:list-item>
              <text:h text:style-name="P19" text:outline-level="2"><text:bookmark-start text:name="__RefHeading___Toc869_129438922"/>5.1. Set display configuration<text:bookmark-end text:name="__RefHeading___Toc869_129438922"/></text:h>
            </text:list-item>
          </text:list>
        </text:list-item>
      </text:list>
      <text:p text:style-name="P47">Set the number of rows of RGB modules, number of RGB modules in one row (number of columns), and brightness of display.</text:p>
      <text:p text:style-name="P47">Function declaration (C language)</text:p>
      <text:p text:style-name="P31">IN_DISP_STATUS SetDisplayConfig(uint32_t module_row_nr, </text:p>
      <text:p text:style-name="P31"><text:tab/><text:tab/><text:tab/><text:tab/> <text:s text:c="3"/>uint32_t module_col_nr, </text:p>
      <text:p text:style-name="P31"><text:tab/><text:tab/><text:tab/><text:tab/> <text:s text:c="3"/>uint32_t brightness);</text:p>
      <text:p text:style-name="P47">Parameters of function are:</text:p>
      <text:list xml:id="list4345752868720414043" text:style-name="L5">
        <text:list-item>
          <text:p text:style-name="P48">module_row_nr – number of rows of RGB modules</text:p>
        </text:list-item>
        <text:list-item>
          <text:p text:style-name="P48">module_col_nr – number of RGB modules in one row</text:p>
        </text:list-item>
        <text:list-item>
          <text:p text:style-name="P48">brightness – value of display brightness (0 – 100)</text:p>
        </text:list-item>
      </text:list>
      <text:p text:style-name="P47"><text:span text:style-name="T15">If operation is successful, then function returns code IN_DISP_OK. In other cases returns error code. </text:span></text:p>
      <text:list xml:id="list132756925979358" text:continue-list="list132757162774053" text:style-name="Outline">
        <text:list-item>
          <text:list>
            <text:list-item>
              <text:h text:style-name="P20" text:outline-level="2"><text:bookmark-start text:name="__RefHeading___Toc871_129438922"/><text:span text:style-name="T18">5.2. Get display configuration</text:span><text:bookmark-end text:name="__RefHeading___Toc871_129438922"/></text:h>
            </text:list-item>
          </text:list>
        </text:list-item>
      </text:list>
      <text:p text:style-name="P49"><text:span text:style-name="T18">Get the number of rows of RGB modules, number of RGB modules in one row (number of columns), and brightness of display.</text:span> </text:p>
      <text:p text:style-name="P50">Function declaration (C language)</text:p>
      <text:p text:style-name="P32">IN_DISP_STATUS GetDisplayConfig(uint32_t *module_row_nr, </text:p>
      <text:p text:style-name="P32"><text:tab/><text:tab/><text:tab/><text:tab/> <text:s text:c="3"/>uint32_t *module_col_nr, </text:p>
      <text:p text:style-name="P32"><text:tab/><text:tab/><text:tab/><text:tab/> <text:s text:c="3"/>uint32_t *brightness);</text:p>
      <text:p text:style-name="P51">Parameters of function are:</text:p>
      <text:list xml:id="list905689697676915488" text:style-name="L6">
        <text:list-item>
          <text:p text:style-name="P52">module_row_nr – pointer to variable that contain number of rows of RGB modules</text:p>
        </text:list-item>
        <text:list-item>
          <text:p text:style-name="P52">module_col_nt – pointer to variable that contain number of columns of RGB modules</text:p>
        </text:list-item>
        <text:list-item>
          <text:p text:style-name="P52">brightness – pointer to variable that contain value of brightness.</text:p>
        </text:list-item>
      </text:list>
      <text:list xml:id="list132755935513532" text:continue-list="list132756925979358" text:style-name="Outline">
        <text:list-item>
          <text:list>
            <text:list-item>
              <text:h text:style-name="P21" text:outline-level="2"><text:bookmark-start text:name="__RefHeading___Toc873_129438922"/>5.3. Get display versions<text:bookmark-end text:name="__RefHeading___Toc873_129438922"/></text:h>
            </text:list-item>
          </text:list>
        </text:list-item>
      </text:list>
      <text:p text:style-name="P53">Get the display hardware version, and display firmware version.</text:p>
      <text:p text:style-name="P53">Function declaration (C language)</text:p>
      <text:p text:style-name="P33">IN_DISP_STATUS GetDisplayVersion(uint32_t *hw_version, </text:p>
      <text:p text:style-name="P33"><text:tab/><text:tab/><text:tab/><text:tab/> <text:s text:c="4"/>uint32_t *fw_version);</text:p>
      <text:p text:style-name="P53"><text:soft-page-break/><text:s/></text:p>
      <text:p text:style-name="P53">Parameter description:</text:p>
      <text:list xml:id="list6574388058511339910" text:style-name="L7">
        <text:list-item>
          <text:p text:style-name="P54">hw_version – pointer to variable that contain display hardware version</text:p>
        </text:list-item>
        <text:list-item>
          <text:p text:style-name="P54">sw_version – pointer to variable that contain display firmware version</text:p>
        </text:list-item>
      </text:list>
      <text:list xml:id="list132757054504055" text:continue-list="list132755935513532" text:style-name="Outline">
        <text:list-item>
          <text:h text:style-name="P9" text:outline-level="1"><text:bookmark-start text:name="__RefHeading___Toc875_129438922"/>6. Functions for display data manipulation<text:bookmark-end text:name="__RefHeading___Toc875_129438922"/></text:h>
        </text:list-item>
      </text:list>
      <text:p text:style-name="P55">These functions are used for sending data to display. </text:p>
      <text:list xml:id="list132757373836336" text:continue-numbering="true" text:style-name="Outline">
        <text:list-item>
          <text:list>
            <text:list-item>
              <text:h text:style-name="P22" text:outline-level="2"><text:bookmark-start text:name="__RefHeading___Toc877_129438922"/>6.1. Set default color<text:bookmark-end text:name="__RefHeading___Toc877_129438922"/></text:h>
            </text:list-item>
          </text:list>
        </text:list-item>
      </text:list>
      <text:p text:style-name="P55">Default color <text:span text:style-name="T9">is used to show the monochomatic image on the display. Brightness also affects </text:span><text:span text:style-name="T1">to <text:s text:c="2"/>the image. </text:span></text:p>
      <text:p text:style-name="P56"><text:span text:style-name="T3">Function declaration (C language)</text:span></text:p>
      <text:p text:style-name="P34">IN_DISP_STATUS SetDefaultColor(uint8_t red, </text:p>
      <text:p text:style-name="P34"><text:tab/><text:tab/><text:tab/><text:tab/> <text:s text:c="2"/>uint8_t green, </text:p>
      <text:p text:style-name="P34"><text:tab/><text:tab/><text:tab/><text:tab/> <text:s text:c="2"/>uint8_t blue);</text:p>
      <text:p text:style-name="P57">Parameters description:</text:p>
      <text:list xml:id="list737352848169830974" text:style-name="L8">
        <text:list-item>
          <text:p text:style-name="P58">red – value of red color (0 – 255)</text:p>
        </text:list-item>
        <text:list-item>
          <text:p text:style-name="P58">green – value of green color (0 – 255)</text:p>
        </text:list-item>
        <text:list-item>
          <text:p text:style-name="P58">blue – value of blue color (0 – 255)</text:p>
        </text:list-item>
      </text:list>
      <text:list xml:id="list132757157726320" text:continue-list="list132757373836336" text:style-name="Outline">
        <text:list-item>
          <text:list>
            <text:list-item>
              <text:h text:style-name="P23" text:outline-level="2"><text:bookmark-start text:name="__RefHeading___Toc879_129438922"/>6.2. Get default color<text:bookmark-end text:name="__RefHeading___Toc879_129438922"/></text:h>
            </text:list-item>
          </text:list>
        </text:list-item>
      </text:list>
      <text:p text:style-name="P59">Function declaration (C language)</text:p>
      <text:p text:style-name="P34">IN_DISP_STATUS GetDefaultColor(uint8_t *red, </text:p>
      <text:p text:style-name="P34"><text:tab/><text:tab/><text:tab/><text:tab/> <text:s text:c="2"/>uint8_t *green, </text:p>
      <text:p text:style-name="P34"><text:tab/><text:tab/><text:tab/><text:tab/> <text:s text:c="2"/>uint8_t *blue);</text:p>
      <text:p text:style-name="P59">Parameters description:</text:p>
      <text:list xml:id="list7658751506063210429" text:style-name="L9">
        <text:list-item>
          <text:p text:style-name="P60">red – pointer to variable that contain value of red color</text:p>
        </text:list-item>
        <text:list-item>
          <text:p text:style-name="P60">green – pointer to variable that contain value of green color</text:p>
        </text:list-item>
        <text:list-item>
          <text:p text:style-name="P60">blue – pointer to variable that contain value of blue color</text:p>
        </text:list-item>
      </text:list>
      <text:list xml:id="list132756608814729" text:continue-list="list132757157726320" text:style-name="Outline">
        <text:list-item>
          <text:list>
            <text:list-item>
              <text:h text:style-name="P23" text:outline-level="2"><text:bookmark-start text:name="__RefHeading___Toc881_129438922"/>6.3. Upload bitmap file <text:bookmark-end text:name="__RefHeading___Toc881_129438922"/></text:h>
            </text:list-item>
          </text:list>
        </text:list-item>
      </text:list>
      <text:p text:style-name="P61">Function reads bitmap file (extension .bmp), checks this structure, and sends picture data to display if everything all right. <text:span text:style-name="T9">R</text:span>esolution bitmap must correspond to the number of rows and columns of <text:span text:style-name="T9">RGB</text:span> modules. <text:span text:style-name="T9">Example: </text:span><text:span text:style-name="T1">if number or rows is 1, and number of columns is 3, then resolution of image must 3 * 6 = 18 (width) x 1 * 8 = 8 (high) (18 x 8 pixels). <text:s/></text:span></text:p>
      <text:p text:style-name="P61"><text:span text:style-name="T1">Bitmap file format in color depth 1 (monochromatic), color depth 24, and color depth 32 are supported.</text:span></text:p>
      <text:p text:style-name="P61"><text:soft-page-break/><text:span text:style-name="T1">Function declaration (C language)</text:span></text:p>
      <text:p text:style-name="P35">IN_DISP_STATUS UploadDisplayBmp(const char *file_name);</text:p>
      <text:p text:style-name="P62">Parameters description:</text:p>
      <text:list xml:id="list1015559108646173261" text:style-name="L10">
        <text:list-item>
          <text:p text:style-name="P63">file_name – pointer to array of characters (string) that contain path and name of bitmap file</text:p>
        </text:list-item>
      </text:list>
      <text:list xml:id="list132757861492938" text:continue-list="list132756608814729" text:style-name="Outline">
        <text:list-item>
          <text:list>
            <text:list-item>
              <text:h text:style-name="P24" text:outline-level="2"><text:bookmark-start text:name="__RefHeading___Toc883_129438922"/><text:span text:style-name="T19">6.4. Upload display monochromatic data</text:span><text:bookmark-end text:name="__RefHeading___Toc883_129438922"/></text:h>
            </text:list-item>
          </text:list>
        </text:list-item>
      </text:list>
      <text:p text:style-name="Text_20_body"><text:span text:style-name="T19">One byte represents one column of the RGB module. Bit 0 <text:s/>(lowest bit) represents the bottom pixel of column, and bit 7 (highest bit) represent the top pixel of column. If value of bit is 1 </text:span><text:span text:style-name="T12">pixel will </text:span><text:span text:style-name="T4">show default color of display, and if value is 0 pixel will turn off. First byte represents first column (left to right direction).</text:span></text:p>
      <text:p text:style-name="P64"><text:span text:style-name="T1">Function declaration (C language)</text:span></text:p>
      <text:p text:style-name="P36">IN_DISP_STATUS UploadDisplayDataMono(uint8_t *data, </text:p>
      <text:p text:style-name="P36"><text:tab/><text:tab/><text:tab/><text:tab/><text:tab/> <text:s/>uint32_t data_size);</text:p>
      <text:p text:style-name="P64"><text:span text:style-name="T1">Parameters description:</text:span></text:p>
      <text:list xml:id="list6427099125045027730" text:style-name="L11">
        <text:list-item>
          <text:p text:style-name="P65"><text:span text:style-name="T1">data – pointer to array of characters that contain image data.</text:span></text:p>
        </text:list-item>
        <text:list-item>
          <text:p text:style-name="P65"><text:span text:style-name="T1">data_size – length of array of image data </text:span></text:p>
        </text:list-item>
      </text:list>
      <text:list xml:id="list132755883774121" text:continue-list="list132757861492938" text:style-name="Outline">
        <text:list-item>
          <text:list>
            <text:list-item>
              <text:h text:style-name="P25" text:outline-level="2"><text:bookmark-start text:name="__RefHeading___Toc885_129438922"/>6.5. Upload display RGB data<text:bookmark-end text:name="__RefHeading___Toc885_129438922"/></text:h>
            </text:list-item>
          </text:list>
        </text:list-item>
      </text:list>
      <text:p text:style-name="P66">Each pixel required 3 bytes if data. Bytes are in order Green, Red, Blue. <text:span text:style-name="T20">Values of colors are from 0 to 255.</text:span></text:p>
      <text:p text:style-name="P67">Order of pixels starts from top left corner, and continues to the bottom of first left column, then continues to the top of next right column, and so on. </text:p>
      <text:p text:style-name="P68">Effective values of color depends of display brightness. Example: if color value is 200, and brightness is 10, then effective color value is <text:span text:style-name="T21">200 * 10 / 100 = 20.</text:span></text:p>
      <text:p text:style-name="P68"><text:span text:style-name="T21">Function declaration (C language)</text:span></text:p>
      <text:p text:style-name="P37">IN_DISP_STATUS UploadDisplayDataRgb(uint8_t *data, </text:p>
      <text:p text:style-name="P37"><text:tab/><text:tab/><text:tab/><text:tab/><text:tab/> uint32_t data_size);</text:p>
      <text:p text:style-name="P68"><text:span text:style-name="T21">Parameters description:</text:span></text:p>
      <text:list xml:id="list3719699695129557826" text:style-name="L12">
        <text:list-item>
          <text:p text:style-name="P69">data – pointer to array of characters that contain image data</text:p>
        </text:list-item>
        <text:list-item>
          <text:p text:style-name="P69">data_size – length of array of image data</text:p>
        </text:list-item>
      </text:list>
      <text:list xml:id="list132756336738367" text:continue-list="list132755883774121" text:style-name="Outline">
        <text:list-item>
          <text:h text:style-name="P10" text:outline-level="1"><text:bookmark-start text:name="__RefHeading___Toc887_129438922"/>7. Special functions<text:bookmark-end text:name="__RefHeading___Toc887_129438922"/></text:h>
        </text:list-item>
      </text:list>
      <text:p text:style-name="P70">These functions are not affect to display's setting and working. </text:p>
      <text:list xml:id="list132755843773058" text:continue-numbering="true" text:style-name="Outline">
        <text:list-item>
          <text:list>
            <text:list-item>
              <text:h text:style-name="P26" text:outline-level="2"><text:bookmark-start text:name="__RefHeading___Toc889_129438922"/>7.1. Set relay state<text:bookmark-end text:name="__RefHeading___Toc889_129438922"/></text:h>
            </text:list-item>
          </text:list>
        </text:list-item>
      </text:list>
      <text:p text:style-name="P70">Function set the relay state (on or off).</text:p>
      <text:p text:style-name="P70">Function declaration (C language)</text:p>
      <text:p text:style-name="P37">IN_DISP_STATUS SetRelayState(uint32_t relay_on);</text:p>
      <text:p text:style-name="P70">Parameters description:</text:p>
      <text:list xml:id="list8873610956598858183" text:style-name="L13">
        <text:list-item>
          <text:p text:style-name="P71">relay_on – if value is 1 then relay is turn on, and if value is 0 then relay is turn off. <text:s/></text:p>
        </text:list-item>
      </text:list>
      <text:list xml:id="list132757522247592" text:continue-list="list132755843773058" text:style-name="Outline">
        <text:list-item>
          <text:h text:style-name="P5" text:outline-level="1"><text:bookmark-start text:name="__RefHeading___Toc1666_118771661"/>Revision history<text:bookmark-end text:name="__RefHeading___Toc1666_118771661"/></text:h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Heading">Date</text:p>
          </table:table-cell>
          <table:table-cell table:style-name="Table1.B1" office:value-type="string">
            <text:p text:style-name="Table_20_Heading">Version</text:p>
          </table:table-cell>
          <table:table-cell table:style-name="Table1.C1" office:value-type="string">
            <text:p text:style-name="Table_20_Heading">Comment</text:p>
          </table:table-cell>
        </table:table-row>
        <table:table-row>
          <table:table-cell table:style-name="Table1.A2" office:value-type="string">
            <text:p text:style-name="P3">2016-<text:span text:style-name="T22">10</text:span>-05</text:p>
          </table:table-cell>
          <table:table-cell table:style-name="Table1.B2" office:value-type="string">
            <text:p text:style-name="P3"><text:span text:style-name="T22">1</text:span>.<text:span text:style-name="T23">0</text:span></text:p>
          </table:table-cell>
          <table:table-cell table:style-name="Table1.C2" office:value-type="string">
            <text:p text:style-name="P4">Base documen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Lucida Sans2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graphic-properties draw:fill-image-width="0cm" draw:fill-image-height="0cm"/>
      <style:paragraph-properties fo:margin-top="0cm" fo:margin-bottom="0.049cm" loext:contextual-spacing="false" style:page-number="auto" style:shadow="none">
        <style:tab-stops/>
      </style:paragraph-properties>
      <style:text-properties style:font-name="Titillium Lt" fo:font-family="'Titillium Lt'" style:font-style-name="Light" style:font-family-generic="modern" style:font-pitch="variable" fo:language="en" fo:country="US" fo:font-weight="250" officeooo:rsid="003b1fb0" fo:background-color="transparen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graphic-properties draw:fill="none" draw:fill-color="#cfe7f5"/>
      <style:paragraph-properties fo:margin-left="0cm" fo:margin-right="0cm" fo:margin-top="0.102cm" fo:margin-bottom="0.102cm" loext:contextual-spacing="false" fo:text-indent="0cm" style:auto-text-indent="false" style:shadow="none">
        <style:tab-stops/>
      </style:paragraph-properties>
      <style:text-properties officeooo:rsid="00260ea3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423cm" fo:margin-bottom="0.212cm" loext:contextual-spacing="false" style:page-number="auto" fo:keep-with-next="always"/>
      <style:text-properties fo:font-size="18pt" fo:background-color="transparent"/>
    </style:style>
    <style:style style:name="Title" style:family="paragraph" style:parent-style-name="Standard" style:next-style-name="Subtitle" style:class="chapter" style:master-page-name="">
      <style:graphic-properties draw:fill="none" draw:fill-color="#cfe7f5"/>
      <style:paragraph-properties fo:margin-left="0.4cm" fo:margin-right="0.4cm" fo:margin-top="5.001cm" fo:margin-bottom="0cm" loext:contextual-spacing="false" fo:line-height="150%" fo:keep-together="always" fo:text-indent="0cm" style:auto-text-indent="false" style:page-number="auto" fo:break-before="page" style:shadow="none" text:number-lines="false" text:line-number="0">
        <style:tab-stops/>
      </style:paragraph-properties>
      <style:text-properties fo:text-transform="uppercase" fo:font-size="26pt" fo:language="en" fo:country="US" fo:font-style="normal" fo:font-weight="250" fo:background-color="transparent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Subtitle" style:family="paragraph" style:parent-style-name="Standard" style:next-style-name="Heading_20_1" style:class="chapter" style:master-page-name="">
      <style:paragraph-properties fo:text-align="center" style:justify-single-word="false" style:page-number="auto" fo:break-after="page"/>
      <style:text-properties fo:font-size="20pt" fo:font-style="italic" fo:font-weight="normal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_5b_No_20_Paragraph_20_Style_5d_" style:display-name="[No Paragraph Style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 Pro" fo:font-family="'Minion Pro'" fo:font-size="12pt" fo:letter-spacing="normal" fo:font-style="normal" style:text-underline-style="none" fo:font-weight="normal" style:font-name-asian="Minion Pro" style:font-family-asian="'Minion Pro'" style:font-size-asian="12pt" style:font-style-asian="normal" style:font-weight-asian="normal" style:font-name-complex="Minion Pro" style:font-family-complex="'Minion Pro'" style:font-size-complex="12pt" style:font-style-complex="normal" style:font-weight-complex="normal" style:text-emphasize="none" style:text-scale="100%"/>
    </style:style>
    <style:style style:name="CHAPTER_20_TITLE4" style:display-name="CHAPTER TITLE4" style:family="paragraph" style:parent-style-name="_5b_No_20_Paragraph_20_Style_5d_">
      <style:paragraph-properties style:line-height-at-least="0.741cm"/>
      <style:text-properties fo:color="#404041" style:font-name="Titillium Lt" fo:font-family="'Titillium Lt'" style:font-style-name="Light" style:font-family-generic="modern" style:font-pitch="variable" fo:font-size="25pt" fo:font-weight="250" officeooo:rsid="002022ca" style:font-name-asian="Open Sans Light" style:font-family-asian="'Open Sans Light'" style:font-family-generic-asian="swiss" style:font-size-asian="25pt" style:font-name-complex="Open Sans Light" style:font-family-complex="'Open Sans Light'" style:font-family-generic-complex="swiss" style:font-size-complex="25pt"/>
    </style:style>
    <style:style style:name="Naslov_20_1" style:display-name="Naslov 1" style:family="paragraph" style:parent-style-name="CHAPTER_20_TITLE4" style:auto-update="true"/>
    <style:style style:name="Osnovni_20_tekst" style:display-name="Osnovni tekst" style:family="paragraph" style:parent-style-name="CHAPTER_20_TITLE4" style:master-page-name="">
      <style:paragraph-properties fo:margin-left="0cm" fo:margin-right="0.051cm" fo:margin-top="0.102cm" fo:margin-bottom="0.102cm" loext:contextual-spacing="false" fo:line-height="100%" fo:text-indent="0cm" style:auto-text-indent="false" style:page-number="auto" style:shadow="none">
        <style:tab-stops/>
      </style:paragraph-properties>
      <style:text-properties fo:font-size="11pt" fo:font-weight="250" style:font-weight-asian="normal" style:font-weight-complex="normal"/>
    </style:style>
    <style:style style:name="_5b_Basic_20_Paragraph_5d_" style:display-name="[Basic Paragraph]" style:family="paragraph" style:parent-style-name="_5b_No_20_Paragraph_20_Style_5d_" style:master-page-name="">
      <style:paragraph-properties style:page-number="auto" style:shadow="non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 fo:break-before="page">
        <style:tab-stops/>
      </style:paragraph-properties>
      <style:text-properties fo:font-size="32pt" fo:font-weight="250" fo:background-color="transparent" style:font-size-asian="36pt" style:font-weight-asian="normal" style:font-size-complex="36pt" style:font-weight-complex="normal"/>
    </style:style>
    <style:style style:name="Heading_20_2" style:display-name="Heading 2" style:family="paragraph" style:parent-style-name="Heading" style:next-style-name="Text_20_body" style:auto-update="true" style:default-outline-level="2" style:list-style-name="Outline" style:class="text">
      <style:paragraph-properties fo:margin-top="0.353cm" fo:margin-bottom="0.212cm" loext:contextual-spacing="false"/>
      <style:text-properties fo:font-size="19pt" fo:font-weight="25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Outline" style:class="text" style:master-page-name="">
      <style:paragraph-properties fo:margin-top="0.247cm" fo:margin-bottom="0.212cm" loext:contextual-spacing="false" style:page-number="auto"/>
      <style:text-properties fo:font-size="15pt" fo:font-style="italic" fo:font-weight="250" fo:background-color="transparent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utty" style:family="paragraph" style:parent-style-name="Preformatted_20_Text" style:master-page-name="">
      <style:graphic-properties draw:fill="solid" draw:fill-color="#669966" draw:fill-image-width="0cm" draw:fill-image-height="0cm"/>
      <style:paragraph-properties fo:margin-left="1cm" fo:margin-right="1cm" fo:margin-top="0.102cm" fo:margin-bottom="0.102cm" loext:contextual-spacing="false" fo:text-indent="0cm" style:auto-text-indent="false" style:page-number="auto" fo:background-color="#669966" fo:padding="0.049cm" fo:border="0.06pt solid #000000" style:shadow="none">
        <style:tab-stops/>
      </style:paragraph-properties>
      <style:text-properties fo:color="#dddddd" fo:language="zxx" fo:country="none" fo:font-weight="normal" officeooo:rsid="0032317b" fo:background-color="transparent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graphic-properties draw:fill="solid" draw:fill-color="#66cc00"/>
      <style:paragraph-properties fo:margin-top="0cm" fo:margin-bottom="0cm" loext:contextual-spacing="false" fo:text-align="center" style:justify-single-word="false" style:page-number="auto" fo:background-color="#66cc00">
        <style:tab-stops/>
      </style:paragraph-properties>
      <style:text-properties fo:color="#ffffff" fo:font-weight="bold" fo:background-color="transparent"/>
    </style:style>
    <style:style style:name="Source_20_Code" style:display-name="Source Code" style:family="paragraph" style:parent-style-name="Preformatted_20_Text" style:auto-update="true" style:class="text">
      <style:paragraph-properties fo:padding="0.199cm" fo:border="0.06pt solid #000000"/>
      <style:text-properties fo:font-size="9pt" fo:font-weight="normal"/>
    </style:style>
    <style:style style:name="body_20_text_20_3" style:display-name="body text 3" style:family="paragraph" style:parent-style-name="_5b_No_20_Paragraph_20_Style_5d_">
      <style:text-properties style:font-name="Open Sans" fo:font-family="'Open Sans'" style:font-family-generic="swiss" fo:font-size="9pt" fo:font-weight="bold" style:font-name-asian="Open Sans" style:font-family-asian="'Open Sans'" style:font-family-generic-asian="swiss" style:font-size-asian="9pt" style:font-weight-asian="bold" style:font-name-complex="Open Sans" style:font-family-complex="'Open Sans'" style:font-family-generic-complex="swiss" style:font-size-complex="9pt" style:font-weight-complex="bold"/>
    </style:style>
    <style:style style:name="body_20_text_20_2" style:display-name="body text 2" style:family="paragraph" style:parent-style-name="_5b_No_20_Paragraph_20_Style_5d_">
      <style:paragraph-properties style:line-height-at-least="0.494cm"/>
      <style:text-properties fo:color="#58585b" style:font-name="Open Sans" fo:font-family="'Open Sans'" style:font-family-generic="swiss" fo:font-size="9pt" style:font-name-asian="Open Sans" style:font-family-asian="'Open Sans'" style:font-family-generic-asian="swiss" style:font-size-asian="9pt" style:font-name-complex="Open Sans" style:font-family-complex="'Open Sans'" style:font-family-generic-complex="swiss" style:font-size-complex="9pt"/>
    </style:style>
    <style:style style:name="DL_20_Osnovni_20_tekst" style:display-name="DL Osnovni tekst" style:family="text">
      <style:text-properties fo:color="#404041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Naslov_20_1" style:display-name="DL Naslov 1" style:family="text">
      <style:text-properties fo:color="#404041" style:text-line-through-style="none" style:text-line-through-type="none" style:text-position="0% 100%" style:font-name="DIN Next LT Pro Light" fo:font-family="'DIN Next LT Pro Light'" fo:font-size="34.5pt" fo:letter-spacing="normal" fo:font-style="normal" style:text-underline-style="none" fo:font-weight="normal" style:font-name-asian="DIN Next LT Pro Light" style:font-family-asian="'DIN Next LT Pro Light'" style:font-size-asian="34.5pt" style:font-style-asian="normal" style:font-weight-asian="normal" style:font-name-complex="DIN Next LT Pro Light" style:font-family-complex="'DIN Next LT Pro Light'" style:font-size-complex="34.5pt" style:font-style-complex="normal" style:font-weight-complex="normal" style:text-emphasize="none" style:text-scale="100%"/>
    </style:style>
    <style:style style:name="DL_20_Tekst_2c__20_tabela" style:display-name="DL Tekst, tabela" style:family="text">
      <style:text-properties fo:color="#939597" style:text-outline="false" style:text-line-through-style="none" style:text-line-through-type="none" style:text-position="0% 100%" style:font-name="DIN Next LT Pro" fo:font-family="'DIN Next LT Pro'" fo:font-size="8pt" fo:letter-spacing="normal" fo:font-style="normal" style:text-underline-style="none" fo:font-weight="normal" style:font-name-asian="DIN Next LT Pro" style:font-family-asian="'DIN Next LT Pro'" style:font-size-asian="8pt" style:font-style-asian="normal" style:font-weight-asian="normal" style:font-name-complex="DIN Next LT Pro" style:font-family-complex="'DIN Next LT Pro'" style:font-size-complex="8pt" style:font-style-complex="normal" style:font-weight-complex="normal" style:text-emphasize="none" style:text-scale="100%"/>
    </style:style>
    <style:style style:name="DL_20_Futer_20_A" style:display-name="DL Futer A" style:family="text">
      <style:text-properties fo:color="#c7c7c7" style:text-outline="false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Futer_20_B" style:display-name="DL Futer B" style:family="text">
      <style:text-properties fo:color="#c7c7c7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 style:text-scale="100%"/>
    </style:style>
    <style:style style:name="DL_20_Kod" style:display-name="DL Kod" style:family="text">
      <style:text-properties fo:color="#404041" style:text-line-through-style="none" style:text-line-through-type="none" style:text-position="0% 100%" style:font-name="Consolas1" fo:font-family="Consolas" style:font-family-generic="swiss" style:font-pitch="fixed" fo:font-size="10pt" fo:letter-spacing="normal" fo:font-style="normal" style:text-underline-style="none" fo:font-weight="normal" style:font-name-asian="Consolas1" style:font-family-asian="Consolas" style:font-family-generic-asian="swiss" style:font-pitch-asian="fixed" style:font-size-asian="10pt" style:font-style-asian="normal" style:font-weight-asian="normal" style:font-name-complex="Consolas1" style:font-family-complex="Consolas" style:font-family-generic-complex="swiss" style:font-pitch-complex="fixed" style:font-size-complex="10pt" style:font-style-complex="normal" style:font-weight-complex="normal" style:text-emphasize="none" style:text-scale="100%"/>
    </style:style>
    <style:style style:name="DL_20_Naslov_20_2" style:display-name="DL Naslov 2" style:family="text" style:parent-style-name="DL_20_Osnovni_20_tekst">
      <style:text-properties fo:color="#404041" style:text-line-through-style="none" style:text-line-through-type="none" style:text-position="0% 100%" style:font-name="DIN Next LT Pro Light" fo:font-family="'DIN Next LT Pro Light'" fo:font-size="19pt" fo:letter-spacing="normal" fo:font-style="normal" style:text-underline-style="none" fo:font-weight="normal" style:font-name-asian="DIN Next LT Pro Light" style:font-family-asian="'DIN Next LT Pro Light'" style:font-size-asian="19pt" style:font-style-asian="normal" style:font-weight-asian="normal" style:font-name-complex="DIN Next LT Pro Light" style:font-family-complex="'DIN Next LT Pro Light'" style:font-size-complex="19pt" style:font-style-complex="normal" style:font-weight-complex="normal" style:text-emphasize="none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Osnovni_20_tekst">
      <style:text-properties fo:language="en" fo:country="US"/>
    </style:style>
    <style:style style:name="MP2" style:family="paragraph">
      <loext:graphic-properties draw:fill-color="#66cc00"/>
      <style:paragraph-properties fo:text-align="center"/>
    </style:style>
    <style:style style:name="MP3" style:family="paragraph">
      <loext:graphic-properties draw:fill-color="#eeeeee"/>
      <style:paragraph-properties fo:text-align="center"/>
    </style:style>
    <style:style style:name="MP4" style:family="paragraph">
      <loext:graphic-properties draw:fill="none" draw:fill-color="#ffffff" draw:opacity="0%"/>
      <style:text-properties style:font-name="Titillium Lt1" fo:font-size="9pt" style:font-size-asian="9pt" style:font-size-complex="9pt"/>
    </style:style>
    <style:style style:name="MP5" style:family="paragraph" style:parent-style-name="_5b_Basic_20_Paragraph_5d_">
      <style:paragraph-properties fo:margin-left="0cm" fo:margin-right="0cm" fo:margin-top="0cm" fo:margin-bottom="0cm" loext:contextual-spacing="false" fo:line-height="120%" fo:text-align="end" style:justify-single-word="false" fo:text-indent="0cm" style:auto-text-indent="false" style:text-autospace="none" style:vertical-align="middle" style:writing-mode="lr-tb">
        <style:tab-stops>
          <style:tab-stop style:position="8.467cm" style:type="center"/>
          <style:tab-stop style:position="16.977cm" style:type="right"/>
        </style:tab-stops>
      </style:paragraph-properties>
    </style:style>
    <style:style style:name="MP6" style:family="paragraph">
      <loext:graphic-properties draw:fill="none" draw:fill-color="#aecf00"/>
      <style:paragraph-properties fo:text-align="center"/>
    </style:style>
    <style:style style:name="MT1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MT2" style:family="text">
      <style:text-properties fo:language="en" fo:country="US"/>
    </style:style>
    <style:style style:name="MT3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MT4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width="0.018cm" svg:stroke-color="#00cc00" draw:marker-start-width="0.379cm" draw:marker-end-width="0.379cm" draw:fill-color="#66cc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18cm" svg:stroke-color="#eeeeee" draw:marker-start-width="0.379cm" draw:marker-end-width="0.379cm" draw:fill-color="#eeeee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ffffff" draw:fill="none" draw:fill-color="#ffffff" draw:opacity="0%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width="0.051cm" svg:stroke-color="#66cc00" draw:marker-start-width="0.429cm" draw:marker-end-width="0.429cm" draw:fill="none" draw:fill-color="#aecf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2.014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14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ка1" text:anchor-type="paragraph" svg:x="-0.048cm" svg:y="1.341cm" svg:width="6.789cm" svg:height="1.236cm" draw:z-index="59"><draw:image xlink:href="Pictures/10000201000001FA0000005C116BC1B8.png" xlink:type="simple" xlink:show="embed" xlink:actuate="onLoad"/></draw:frame><draw:rect text:anchor-type="paragraph" draw:z-index="23" draw:style-name="Mgr1" draw:text-style-name="MP2" svg:width="21.035cm" svg:height="0.948cm" svg:x="-4.26cm" svg:y="-3.625cm"><text:p/></draw:rect><draw:rect text:anchor-type="paragraph" draw:z-index="35" draw:style-name="Mgr2" draw:text-style-name="MP3" svg:width="21.035cm" svg:height="1.803cm" svg:x="-4.295cm" svg:y="0.947cm"><text:p/></draw:rect><draw:frame text:anchor-type="paragraph" draw:z-index="47" draw:style-name="Mgr3" draw:text-style-name="MP4" svg:width="5.651cm" svg:height="1.592cm" svg:x="11.215cm" svg:y="1.159cm"><draw:text-box><text:p><text:span text:style-name="MT1">Display RGB 8x6 </text:span></text:p><text:p><text:span text:style-name="MT1">API (Application Programming Interface) </text:span></text:p></draw:text-box></draw:frame></text:p>
      </style:header>
      <style:footer>
        <text:p text:style-name="MP5"><draw:line text:anchor-type="paragraph" draw:z-index="11" draw:style-name="Mgr4" draw:text-style-name="MP6" svg:x1="-0.039cm" svg:y1="-0.22cm" svg:x2="16.984cm" svg:y2="-0.22cm"><text:p/></draw:line><text:span text:style-name="DL_20_Futer_20_A"><text:span text:style-name="MT2">Phone: </text:span></text:span><text:span text:style-name="DL_20_Futer_20_B"><text:span text:style-name="MT3">+</text:span></text:span><text:span text:style-name="DL_20_Futer_20_B"><text:span text:style-name="MT4">381-12-541-022<text:tab/><text:tab/></text:span></text:span><text:span text:style-name="DL_20_Futer_20_A"><text:span text:style-name="MT2"><text:page-number style:num-format="1" text:select-page="current">9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8:34:30.970000000</meta:creation-date>
    <meta:editing-duration>PT2H46M2S</meta:editing-duration>
    <meta:editing-cycles>25</meta:editing-cycles>
    <meta:generator>LibreOffice/5.0.0.5$Windows_x86 LibreOffice_project/1b1a90865e348b492231e1c451437d7a15bb262b</meta:generator>
    <dc:date>2016-10-05T13:27:55.598000000</dc:date>
    <meta:document-statistic meta:table-count="1" meta:image-count="1" meta:object-count="0" meta:page-count="12" meta:paragraph-count="168" meta:word-count="1147" meta:character-count="7772" meta:non-whitespace-character-count="6648"/>
  </office:meta>
</office:document-meta>
</file>